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OSQUIPA ROJAS, RODY FRED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OSQUIPA ROJAS, RODY FRED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4192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5 - Trans. Aer. Caja Codornice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72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9/2021</text:p>
          </table:table-cell>
          <table:table-cell table:style-name="Tabla2.A2" office:value-type="string">
            <text:p text:style-name="P9">3281653</text:p>
          </table:table-cell>
          <table:table-cell table:style-name="Tabla2.A2" office:value-type="string">
            <text:p text:style-name="P9">7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GESA</text:p>
          </table:table-cell>
          <table:table-cell table:style-name="Tabla3.A2" office:value-type="string">
            <text:p text:style-name="P21">COODORNICE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04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